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866in" style:rel-column-width="1247*"/>
    </style:style>
    <style:style style:name="Table2.C" style:family="table-column">
      <style:table-column-properties style:column-width="0.7951in" style:rel-column-width="1145*"/>
    </style:style>
    <style:style style:name="Table2.D" style:family="table-column">
      <style:table-column-properties style:column-width="0.9688in" style:rel-column-width="1395*"/>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1" style:family="table-row">
      <style:table-row-properties style:keep-together="false" fo:keep-together="always"/>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Contents_20_3">
      <style:paragraph-properties>
        <style:tab-stops>
          <style:tab-stop style:position="6.9252in" style:type="right" style:leader-style="dotted" style:leader-text="."/>
        </style:tab-stops>
      </style:paragraph-properties>
    </style:style>
    <style:style style:name="P11" style:family="paragraph" style:parent-style-name="Contents_20_4">
      <style:paragraph-properties>
        <style:tab-stops>
          <style:tab-stop style:position="6.9252in" style:type="right" style:leader-style="dotted" style:leader-text="."/>
        </style:tab-stops>
      </style:paragraph-properties>
    </style:style>
    <style:style style:name="P12" style:family="paragraph" style:parent-style-name="Heading_20_1" style:master-page-name="First_20_Page">
      <style:paragraph-properties style:page-number="auto"/>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527593539" text:style-name="L1">
        <text:list-item>
          <text:p text:style-name="P14">OpenLCB Common Information Technical Note</text:p>
        </text:list-item>
      </text:list>
      <text:p text:style-name="Standard">Requires implementation of datagram protocol.</text:p>
      <text:list xml:id="list979822642" text:style-name="L7">
        <text:list-item>
          <text:p text:style-name="P20">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text:soft-page-break/>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1134322727" text:style-name="L2">
        <text:list-item>
          <text:p text:style-name="P15">(0xFF, flag=11) Configuration definition – reading this is how you get the configuration definition</text:p>
        </text:list-item>
        <text:list-item>
          <text:p text:style-name="P15">(0xFE, flag=10) All memory – provides access to “all” memory in the device, where “all” is defined by the designer. Single, flat address space for access. Can be used for e.g. dynamic access to RAM for monitoring &amp; debugging. </text:p>
        </text:list-item>
        <text:list-item>
          <text:p text:style-name="P15">(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style-name="Table2.1">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style-name="Table2.1">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header-rows>
        <table:table-row table:style-name="Table2.1">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Datagram/Stream=1 (1 bit)</text:p>
            <text:p text:style-name="Table_20_Contents">ReadReply/Write=0 (1 bit)</text:p>
            <text:p text:style-name="Table_20_Contents">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Datagram/Stream=0 (1 bit)<text:line-break/>ReadReply/Write=0 (1 bit)<text:line-break/>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Reply</text:p>
          </table:table-cell>
          <table:table-cell table:style-name="Table2.A2" office:value-type="string">
            <text:p text:style-name="Table_20_Contents">0x0</text:p>
          </table:table-cell>
          <table:table-cell table:style-name="Table2.A2" office:value-type="string">
            <text:p text:style-name="Table_20_Contents">Datagram/Stream=1 (1 bit)<text:line-break/>ReadReply/Write=1 (1 bit)<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Datagram/Stream=1 (1 bit)<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Datagram/Stream=0 (1 bit)<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 (1 bit)<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 (1 bit)<text:line-break/>Reserved (1 bit)</text:p>
          </table:table-cell>
          <table:table-cell table:style-name="Table2.A2" office:value-type="string">
            <text:p text:style-name="Table_20_Contents">Available commands <text:line-break/>(2 bytes)</text:p>
          </table:table-cell>
          <table:table-cell table:style-name="Table2.A2" office:value-type="string">
            <text:p text:style-name="Table_20_Contents">Write lengths (5 bits)<text:line-break/>Under Mask Available <text:line-break/>(1 bit)<text:line-break/>Read Stream Supported <text:line-break/>(1 bit)<text:line-break/>Write Stream Supported <text:line-break/>(1 bit)</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style-name="Table2.1">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 (1 bit)<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 (1 bit)<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text:line-break/>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style-name="Table2.1">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 (1 bit)<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 (1 bit)<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 (1 bit)</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text:p>
      <text:h text:style-name="Heading_20_4" text:outline-level="4"><text:bookmark text:name="discovery"/>Get Configuration Options Reply</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2179429487" text:style-name="L3">
        <text:list-item>
          <text:p text:style-name="P16">Available operations mask (2 bytes, bit coded): Indicate which operations are available so the using software can know whether convenience operations (which are not possible on some hardware) are available.</text:p>
          <text:list>
            <text:list-item>
              <text:p text:style-name="P16">0x8000 Write under mask supported</text:p>
            </text:list-item>
            <text:list-item>
              <text:p text:style-name="P16">0x4000 Unaligned reads supported. If not set, reads have to start on an address with the low bits, as given by the data size, all zero. For example a 4-byte write must have the low two address bits zero.</text:p>
            </text:list-item>
            <text:list-item>
              <text:p text:style-name="P16"><text:soft-page-break/>0x2000 Unaligned writes supported. If not set, reads have to start on an address with the low bits, as given by the data size, all zero. For example a 4-byte write must have the low two address bits zero.</text:p>
            </text:list-item>
            <text:list-item>
              <text:p text:style-name="P16">0x0800 Read from address space 0xFC available (this is the manufacturer part of Abbreviated CDI)</text:p>
            </text:list-item>
            <text:list-item>
              <text:p text:style-name="P16">0x0400 Read from address space 0xFB available (this is the user-entered part of Abbreviated CDI)</text:p>
            </text:list-item>
            <text:list-item>
              <text:p text:style-name="P16">0x0200 Write to address space 0xFB available (this is the user-entered part of Abbreviated CDI)</text:p>
            </text:list-item>
            <text:list-item>
              <text:p text:style-name="P16">Others reserved, must be ignored on receipt and sent as zero.</text:p>
            </text:list-item>
          </text:list>
        </text:list-item>
        <text:list-item>
          <text:p text:style-name="P16">Write lengths supported (One byte, bit coded): (provided for devices that can only write certain sizes to memory) (at least one bit must be set)</text:p>
          <text:list>
            <text:list-item>
              <text:p text:style-name="P16">0x80 1 byte write</text:p>
            </text:list-item>
            <text:list-item>
              <text:p text:style-name="P16">0x40 2 byte write</text:p>
            </text:list-item>
            <text:list-item>
              <text:p text:style-name="P16">0x20 4 byte writes</text:p>
            </text:list-item>
            <text:list-item>
              <text:p text:style-name="P16">0x10 64 byte writes (full datagram, but not 63 bytes or arbitrary length, just exactly 64)</text:p>
            </text:list-item>
            <text:list-item>
              <text:p text:style-name="P16">0x02 arbitrary writes of any length OK</text:p>
            </text:list-item>
            <text:list-item>
              <text:p text:style-name="P16">0x01 stream writes supported (stream support will identify buffer size)</text:p>
            </text:list-item>
            <text:list-item>
              <text:p text:style-name="P16">Others reserved, must be ignored on receipt and sent as zero.</text:p>
            </text:list-item>
          </text:list>
        </text:list-item>
      </text:list>
      <text:list xml:id="list872512347" text:style-name="L4">
        <text:list-item>
          <text:p text:style-name="P17">Highest Address Space (byte): Highest number space available. Not all up to that need be available, but sparse allocation will slow down the process as “Get Address Space Information” is needed to determine whether they are present.</text:p>
        </text:list-item>
      </text:list>
      <text:list xml:id="list2126365530" text:style-name="L5">
        <text:list-item>
          <text:p text:style-name="P18">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232300553" text:style-name="L6">
        <text:list-item>
          <text:p text:style-name="P19"><text:soft-page-break/>Present: This is carried in the lowest bit of the command byte, just below the reply bit</text:p>
          <text:list>
            <text:list-item>
              <text:p text:style-name="P19">0x01 == 1: Present. == 0 not present.</text:p>
            </text:list-item>
          </text:list>
        </text:list-item>
        <text:list-item>
          <text:p text:style-name="P19">Space ID – provided to identify request this reply is in response to</text:p>
        </text:list-item>
        <text:list-item>
          <text:p text:style-name="P19">Highest Address (4 bytes)</text:p>
        </text:list-item>
        <text:list-item>
          <text:p text:style-name="P19">Flags (byte) – (Alignment and size were going to be here but were made global above); Read-Only is LSB, can write if 0, can only read if 1</text:p>
        </text:list-item>
        <text:list-item>
          <text:p text:style-name="P19">Lowest Address (4 bytes) – optional, omit if zero, as that will let reply fit in single CAN frame.</text:p>
        </text:list-item>
        <text:list-item>
          <text:p text:style-name="P19">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ext:soft-page-break/>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 (Informative)<text:tab/>1</text:p>
          <text:p text:style-name="P13"><text:s/>2 Intended Use (Informative)<text:tab/>1</text:p>
          <text:p text:style-name="P13"><text:s/>3 References and Context (Normative)<text:tab/>1</text:p>
          <text:p text:style-name="P13"><text:s/>4 Protocol<text:tab/>1</text:p>
          <text:p text:style-name="P10"><text:s/>4.1.1 Address Space Size<text:tab/>1</text:p>
          <text:p text:style-name="P10"><text:s/>4.1.2 Address Space Selection<text:tab/>1</text:p>
          <text:p text:style-name="P10"><text:s/>4.1.3 Message Formats<text:tab/>2</text:p>
          <text:p text:style-name="P10"><text:s/>4.1.4 Operations<text:tab/>6</text:p>
          <text:p text:style-name="P11"><text:s/>4.1.4.1 Read, Read-Reply<text:tab/>6</text:p>
          <text:p text:style-name="P11"><text:soft-page-break/><text:s/>4.1.4.2 Get Configuration Options Reply<text:tab/>6</text:p>
          <text:p text:style-name="P11"><text:s/>4.1.4.3 Get Address Space Information Reply<text:tab/>7</text:p>
          <text:p text:style-name="P11"><text:s/>4.1.4.4 Lock/Reserve and Freeze/Unfreeze<text:tab/>8</text:p>
          <text:p text:style-name="P11"><text:s/>4.1.4.5 Get Unique EventID<text:tab/>8</text:p>
          <text:p text:style-name="P11"><text:s/>4.1.4.6 Update Complete/Reset/Reboot/Reinitialize<text:tab/>8</text:p>
          <text:p text:style-name="P11"><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05-28T12:49:00">5/28/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8T12:49:00">May 28,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0</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05-28T12:49:00">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81</meta:editing-cycles>
    <meta:editing-duration>PT12H38M14S</meta:editing-duration>
    <meta:generator>OpenOffice.org/3.3$Unix OpenOffice.org_project/330m20$Build-9567</meta:generator>
    <dc:date>2012-05-28T12:49:00</dc:date>
    <dc:creator>Bob Jacobsen</dc:creator>
    <meta:document-statistic meta:table-count="2" meta:image-count="1" meta:object-count="0" meta:page-count="10" meta:paragraph-count="222" meta:word-count="2336" meta:character-count="14050"/>
    <meta:user-defined meta:name="Info 1"/>
    <meta:user-defined meta:name="Info 2"/>
    <meta:user-defined meta:name="Info 3"/>
    <meta:user-defined meta:name="Info 4"/>
  </office:meta>
</office:document-meta>
</file>